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cm" svg:height="2cm" svg:x="6cm" svg:y="1cm">
          <text:p text:style-name="P1">документация по</text:p>
          <text:p text:style-name="P1">архитектуре микропроцессора</text:p>
        </draw:rect>
        <draw:custom-shape draw:style-name="gr2" draw:text-style-name="P1" draw:layer="layout" svg:width="10.5cm" svg:height="1cm" svg:x="5.5cm" svg:y="4cm">
          <text:p text:style-name="P1">читать документацию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9.5cm" svg:height="1.2cm" svg:x="6cm" svg:y="5.8cm">
          <text:p text:style-name="P1">инструкции</text:p>
        </draw:rect>
        <draw:rect draw:style-name="gr1" draw:text-style-name="P1" draw:layer="layout" svg:width="9.5cm" svg:height="2cm" svg:x="6cm" svg:y="7cm">
          <text:p text:style-name="P1">варианты исполнения<text:line-break/>инструкций</text:p>
        </draw:rect>
        <draw:custom-shape draw:style-name="gr2" draw:text-style-name="P1" draw:layer="layout" svg:width="8cm" svg:height="1.9cm" svg:x="11cm" svg:y="10cm">
          <text:p text:style-name="P1">формализовать<text:line-break/>архитектуру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8cm" svg:height="1.2cm" svg:x="11cm" svg:y="12.8cm">
          <text:p text:style-name="P1">модель состояния</text:p>
        </draw:rect>
        <draw:rect draw:style-name="gr1" draw:text-style-name="P1" draw:layer="layout" svg:width="8cm" svg:height="2.5cm" svg:x="11cm" svg:y="14cm">
          <text:p text:style-name="P1">формальные описания<text:line-break/>вариантов исполнения<text:line-break/>инструкций</text:p>
        </draw:rect>
        <draw:custom-shape draw:style-name="gr2" draw:text-style-name="P1" draw:layer="layout" svg:width="8cm" svg:height="1.9cm" svg:x="1.1cm" svg:y="10cm">
          <text:p text:style-name="P1">выделить ситуации</text:p>
          <text:p text:style-name="P1">для тестирования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4.7cm" svg:height="1.7cm" svg:x="4cm" svg:y="14cm">
          <text:p text:style-name="P1">тестовый<text:line-break/>шаблон</text:p>
        </draw:rect>
        <draw:custom-shape draw:style-name="gr2" draw:text-style-name="P1" draw:layer="layout" svg:width="7cm" svg:height="1.5cm" svg:x="4.5cm" svg:y="18cm">
          <text:p text:style-name="P1">генератор</text:p>
          <text:p text:style-name="P1">ограничений</text:p>
          <draw:enhanced-geometry svg:viewBox="0 0 21600 21600" draw:glue-points="?f6 0 10800 ?f8 ?f11 10800 ?f9 21600 10800 ?f10 ?f5 10800" draw:text-areas="?f3 ?f3 ?f4 ?f4" draw:type="parallelogram" draw:modifiers="3622.11112698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cm" svg:height="2.4cm" svg:x="11.9cm" svg:y="20.1cm">
          <text:p text:style-name="P1">написать конструктор</text:p>
          <text:p text:style-name="P1">инициализирующих</text:p>
          <text:p text:style-name="P1">программ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6.6cm" svg:height="1.2cm" svg:x="4.4cm" svg:y="20.7cm">
          <text:p text:style-name="P1">constraints</text:p>
        </draw:rect>
        <draw:custom-shape draw:style-name="gr2" draw:text-style-name="P1" draw:layer="layout" svg:width="7cm" svg:height="1.5cm" svg:x="3cm" svg:y="23.5cm">
          <text:p text:style-name="P1">constraints</text:p>
          <text:p text:style-name="P1">solver</text:p>
          <draw:enhanced-geometry svg:viewBox="0 0 21600 21600" draw:glue-points="?f6 0 10800 ?f8 ?f11 10800 ?f9 21600 10800 ?f10 ?f5 10800" draw:text-areas="?f3 ?f3 ?f4 ?f4" draw:type="parallelogram" draw:modifiers="3622.11112698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7cm" svg:height="1.9cm" svg:x="12.3cm" svg:y="23.6cm">
          <text:p text:style-name="P1">конструктор</text:p>
          <text:p text:style-name="P1">инициализирующих</text:p>
          <text:p text:style-name="P1">программ</text:p>
          <draw:enhanced-geometry svg:viewBox="0 0 21600 21600" draw:glue-points="?f6 0 10800 ?f8 ?f11 10800 ?f9 21600 10800 ?f10 ?f5 10800" draw:text-areas="?f3 ?f3 ?f4 ?f4" draw:type="parallelogram" draw:modifiers="3622.11112698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1" draw:text-style-name="P2" draw:layer="layout" svg:width="4.4cm" svg:height="1.2cm" svg:x="6.6cm" svg:y="27.2cm">
          <text:p text:style-name="P2">тест</text:p>
        </draw:rect>
        <draw:line draw:style-name="gr3" draw:text-style-name="P1" draw:layer="layout" svg:x1="10.5cm" svg:y1="3cm" svg:x2="10.5cm" svg:y2="4cm">
          <text:p/>
        </draw:line>
        <draw:line draw:style-name="gr3" draw:text-style-name="P1" draw:layer="layout" svg:x1="10.5cm" svg:y1="5cm" svg:x2="10.5cm" svg:y2="6cm">
          <text:p/>
        </draw:line>
        <draw:line draw:style-name="gr3" draw:text-style-name="P1" draw:layer="layout" svg:x1="6.5cm" svg:y1="9cm" svg:x2="5.5cm" svg:y2="10cm">
          <text:p/>
        </draw:line>
        <draw:line draw:style-name="gr3" draw:text-style-name="P1" draw:layer="layout" svg:x1="12.5cm" svg:y1="9cm" svg:x2="13.5cm" svg:y2="10cm">
          <text:p/>
        </draw:line>
        <draw:line draw:style-name="gr3" draw:text-style-name="P1" draw:layer="layout" svg:x1="14.5cm" svg:y1="12cm" svg:x2="14.5cm" svg:y2="13cm">
          <text:p/>
        </draw:line>
        <draw:line draw:style-name="gr3" draw:text-style-name="P1" draw:layer="layout" svg:x1="7.5cm" svg:y1="12cm" svg:x2="7.5cm" svg:y2="14cm">
          <text:p/>
        </draw:line>
        <draw:line draw:style-name="gr3" draw:text-style-name="P1" draw:layer="layout" svg:x1="11.5cm" svg:y1="16.5cm" svg:x2="8.5cm" svg:y2="18cm">
          <text:p/>
        </draw:line>
        <draw:line draw:style-name="gr3" draw:text-style-name="P1" draw:layer="layout" svg:x1="6.725cm" svg:y1="15.7cm" svg:x2="8cm" svg:y2="18cm">
          <text:p/>
        </draw:line>
        <draw:line draw:style-name="gr3" draw:text-style-name="P1" draw:layer="layout" svg:x1="16cm" svg:y1="16.5cm" svg:x2="16cm" svg:y2="20cm">
          <text:p/>
        </draw:line>
        <draw:line draw:style-name="gr3" draw:text-style-name="P1" draw:layer="layout" svg:x1="16cm" svg:y1="22.5cm" svg:x2="16cm" svg:y2="23.5cm">
          <text:p/>
        </draw:line>
        <draw:line draw:style-name="gr3" draw:text-style-name="P1" draw:layer="layout" svg:x1="8cm" svg:y1="19.5cm" svg:x2="8cm" svg:y2="21cm">
          <text:p/>
        </draw:line>
        <draw:line draw:style-name="gr3" draw:text-style-name="P1" draw:layer="layout" svg:x1="7.5cm" svg:y1="22cm" svg:x2="7.5cm" svg:y2="23.5cm">
          <text:p/>
        </draw:line>
        <draw:line draw:style-name="gr4" draw:text-style-name="P1" draw:layer="layout" svg:x1="9.5cm" svg:y1="24.5cm" svg:x2="13cm" svg:y2="24.5cm">
          <text:p/>
        </draw:line>
        <draw:frame draw:style-name="gr5" draw:layer="layout" svg:width="3.715cm" svg:height="0.963cm" svg:x="9cm" svg:y="24.49cm">
          <draw:text-box>
            <text:p>совместны</text:p>
          </draw:text-box>
        </draw:frame>
        <draw:line draw:style-name="gr3" draw:text-style-name="P1" draw:layer="layout" svg:x1="3.5cm" svg:y1="24cm" svg:x2="3.5cm" svg:y2="12cm">
          <text:p/>
        </draw:line>
        <draw:frame draw:style-name="gr5" draw:layer="layout" svg:width="4.773cm" svg:height="2.387cm" svg:x="1.8cm" svg:y="16cm">
          <draw:text-box>
            <text:p>несовместны /</text:p>
            <text:p>совместность</text:p>
            <text:p>неизвестна</text:p>
          </draw:text-box>
        </draw:frame>
        <draw:line draw:style-name="gr3" draw:text-style-name="P1" draw:layer="layout" svg:x1="13cm" svg:y1="25.5cm" svg:x2="11cm" svg:y2="2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22M45S</meta:editing-duration>
    <meta:editing-cycles>5</meta:editing-cycles>
    <meta:generator>OpenOffice.org/3.1$Win32 OpenOffice.org_project/310m19$Build-9420</meta:generator>
    <dc:date>2010-02-22T13:15:29.23</dc:date>
    <dc:creator>Евгений Корныхин</dc:creator>
    <meta:document-statistic meta:object-count="32"/>
  </office:meta>
</office:document-meta>
</file>